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<text:s/>rrt iteration</text:p>
          </table:table-cell>
          <table:table-cell office:value-type="string" calcext:value-type="string">
            <text:p><text:s/>number of waypoints</text:p>
          </table:table-cell>
          <table:table-cell office:value-type="string" calcext:value-type="string">
            <text:p><text:s/>distance to goal</text:p>
          </table:table-cell>
          <table:table-cell office:value-type="string" calcext:value-type="string">
            <text:p><text:s/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435.277" calcext:value-type="float">
            <text:p>435.277</text:p>
          </table:table-cell>
          <table:table-cell office:value-type="float" office:value="62067" calcext:value-type="float">
            <text:p>620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436.632" calcext:value-type="float">
            <text:p>436.632</text:p>
          </table:table-cell>
          <table:table-cell office:value-type="float" office:value="61011" calcext:value-type="float">
            <text:p>610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436.369" calcext:value-type="float">
            <text:p>436.369</text:p>
          </table:table-cell>
          <table:table-cell office:value-type="float" office:value="61453" calcext:value-type="float">
            <text:p>614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435.888" calcext:value-type="float">
            <text:p>435.888</text:p>
          </table:table-cell>
          <table:table-cell office:value-type="float" office:value="61795" calcext:value-type="float">
            <text:p>617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440.872" calcext:value-type="float">
            <text:p>440.872</text:p>
          </table:table-cell>
          <table:table-cell office:value-type="float" office:value="59992" calcext:value-type="float">
            <text:p>599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461.724" calcext:value-type="float">
            <text:p>461.724</text:p>
          </table:table-cell>
          <table:table-cell office:value-type="float" office:value="61036" calcext:value-type="float">
            <text:p>610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439.046" calcext:value-type="float">
            <text:p>439.046</text:p>
          </table:table-cell>
          <table:table-cell office:value-type="float" office:value="62283" calcext:value-type="float">
            <text:p>622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440.756" calcext:value-type="float">
            <text:p>440.756</text:p>
          </table:table-cell>
          <table:table-cell office:value-type="float" office:value="62157" calcext:value-type="float">
            <text:p>621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434.692" calcext:value-type="float">
            <text:p>434.692</text:p>
          </table:table-cell>
          <table:table-cell office:value-type="float" office:value="62406" calcext:value-type="float">
            <text:p>62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440.553" calcext:value-type="float">
            <text:p>440.553</text:p>
          </table:table-cell>
          <table:table-cell office:value-type="float" office:value="61803" calcext:value-type="float">
            <text:p>618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437.299" calcext:value-type="float">
            <text:p>437.299</text:p>
          </table:table-cell>
          <table:table-cell office:value-type="float" office:value="62417" calcext:value-type="float">
            <text:p>624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office:value-type="float" office:value="436.668" calcext:value-type="float">
            <text:p>436.668</text:p>
          </table:table-cell>
          <table:table-cell office:value-type="float" office:value="61951" calcext:value-type="float">
            <text:p>619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440.05" calcext:value-type="float">
            <text:p>440.05</text:p>
          </table:table-cell>
          <table:table-cell office:value-type="float" office:value="62133" calcext:value-type="float">
            <text:p>621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498.518" calcext:value-type="float">
            <text:p>498.518</text:p>
          </table:table-cell>
          <table:table-cell office:value-type="float" office:value="61314" calcext:value-type="float">
            <text:p>613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437.772" calcext:value-type="float">
            <text:p>437.772</text:p>
          </table:table-cell>
          <table:table-cell office:value-type="float" office:value="62457" calcext:value-type="float">
            <text:p>624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438.402" calcext:value-type="float">
            <text:p>438.402</text:p>
          </table:table-cell>
          <table:table-cell office:value-type="float" office:value="61478" calcext:value-type="float">
            <text:p>61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430.462" calcext:value-type="float">
            <text:p>430.462</text:p>
          </table:table-cell>
          <table:table-cell office:value-type="float" office:value="62640" calcext:value-type="float">
            <text:p>626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office:value-type="float" office:value="438.545" calcext:value-type="float">
            <text:p>438.545</text:p>
          </table:table-cell>
          <table:table-cell office:value-type="float" office:value="62238" calcext:value-type="float">
            <text:p>62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444.193" calcext:value-type="float">
            <text:p>444.193</text:p>
          </table:table-cell>
          <table:table-cell office:value-type="float" office:value="62362" calcext:value-type="float">
            <text:p>62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437.889" calcext:value-type="float">
            <text:p>437.889</text:p>
          </table:table-cell>
          <table:table-cell office:value-type="float" office:value="62711" calcext:value-type="float">
            <text:p>627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2:12:57.899565087</meta:creation-date>
    <dc:date>2023-07-03T17:06:21.514976452</dc:date>
    <meta:editing-duration>PT18M24S</meta:editing-duration>
    <meta:editing-cycles>5</meta:editing-cycles>
    <meta:generator>LibreOffice/7.3.7.2$Linux_X86_64 LibreOffice_project/30$Build-2</meta:generator>
    <meta:document-statistic meta:table-count="1" meta:cell-count="105" meta:object-count="0"/>
  </office:meta>
</office:document-meta>
</file>